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officeooo:rsid="000cc2ed" officeooo:paragraph-rsid="000eb388" style:font-size-asian="13pt" style:font-size-complex="13pt"/>
    </style:style>
    <style:style style:name="P2" style:family="paragraph" style:parent-style-name="Standard">
      <style:text-properties fo:font-size="13pt" officeooo:rsid="000cc2ed" officeooo:paragraph-rsid="000cc2ed" style:font-size-asian="13pt" style:font-size-complex="13pt"/>
    </style:style>
    <style:style style:name="P3" style:family="paragraph" style:parent-style-name="Standard">
      <style:text-properties fo:font-size="13pt" officeooo:rsid="0008ae21" officeooo:paragraph-rsid="0008ae21" style:font-size-asian="13pt" style:font-size-complex="13pt"/>
    </style:style>
    <style:style style:name="P4" style:family="paragraph" style:parent-style-name="Standard">
      <style:text-properties fo:font-size="13pt" officeooo:rsid="0008ae21" officeooo:paragraph-rsid="00095e0c" style:font-size-asian="13pt" style:font-size-complex="13pt"/>
    </style:style>
    <style:style style:name="P5" style:family="paragraph" style:parent-style-name="Standard">
      <style:text-properties fo:font-size="13pt" officeooo:rsid="00094e73" officeooo:paragraph-rsid="00094e73" style:font-size-asian="13pt" style:font-size-complex="13pt"/>
    </style:style>
    <style:style style:name="T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00000" loext:opacity="100%" style:font-name="Liberation Serif" fo:font-size="12pt" fo:letter-spacing="normal" fo:font-style="normal" fo:font-weight="normal" officeooo:rsid="001c0234"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officeooo:rsid="001ca04e"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0303cc"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246254"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095e0c" style:font-size-asian="12pt" style:font-size-complex="12pt"/>
    </style:style>
    <style:style style:name="T7" style:family="text">
      <style:text-properties fo:font-variant="normal" fo:text-transform="none" fo:color="#000000" loext:opacity="100%" style:font-name="Liberation Serif" fo:letter-spacing="normal" fo:font-style="normal" fo:font-weight="normal"/>
    </style:style>
    <style:style style:name="T8" style:family="text">
      <style:text-properties fo:font-variant="normal" fo:text-transform="none" fo:color="#000000" loext:opacity="100%" style:font-name="Liberation Serif" fo:letter-spacing="normal" fo:font-style="normal" fo:font-weight="normal" officeooo:rsid="001ca04e"/>
    </style:style>
    <style:style style:name="T9" style:family="text">
      <style:text-properties fo:font-variant="normal" fo:text-transform="none" fo:color="#000000" loext:opacity="100%" style:font-name="Liberation Serif" fo:letter-spacing="normal" fo:font-style="normal" fo:font-weight="normal" officeooo:rsid="001c0234"/>
    </style:style>
    <style:style style:name="T10" style:family="text">
      <style:text-properties fo:font-variant="normal" fo:text-transform="none" fo:color="#000000" loext:opacity="100%" style:font-name="Liberation Serif" fo:letter-spacing="normal" fo:font-style="normal" fo:font-weight="normal" officeooo:rsid="00246254"/>
    </style:style>
    <style:style style:name="T11" style:family="text">
      <style:text-properties fo:font-variant="normal" fo:text-transform="none" fo:color="#000000" loext:opacity="100%" style:font-name="Liberation Serif" fo:letter-spacing="normal" fo:font-style="normal" fo:font-weight="normal" officeooo:rsid="00095e0c"/>
    </style:style>
    <style:style style:name="T12" style:family="text">
      <style:text-properties fo:font-variant="normal" fo:text-transform="none" fo:color="#000000" loext:opacity="100%" style:font-name="Liberation Serif" fo:letter-spacing="normal" fo:font-style="normal" fo:font-weight="normal" officeooo:rsid="000303cc"/>
    </style:style>
    <style:style style:name="T13" style:family="text">
      <style:text-properties officeooo:rsid="00094e73"/>
    </style:style>
    <style:style style:name="T14" style:family="text">
      <style:text-properties officeooo:rsid="00095e0c"/>
    </style:style>
    <style:style style:name="T15" style:family="text">
      <style:text-properties officeooo:rsid="000a4d33"/>
    </style:style>
    <style:style style:name="T16" style:family="text">
      <style:text-properties officeooo:rsid="000ae864"/>
    </style:style>
    <style:style style:name="T17" style:family="text">
      <style:text-properties officeooo:rsid="000eb388"/>
    </style:style>
    <style:style style:name="T18" style:family="text">
      <style:text-properties officeooo:rsid="000f9c42"/>
    </style:style>
    <style:style style:name="T19" style:family="text">
      <style:text-properties officeooo:rsid="0011ac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iot<text:tab/><text:tab/><text:tab/><text:tab/><text:tab/><text:tab/><text:tab/><text:tab/><text:tab/><text:tab/><text:tab/><text:tab/><text:tab/>1°2 </text:p>
      <text:p text:style-name="P3">Chauve<text:tab/><text:tab/><text:tab/><text:tab/><text:tab/><text:tab/><text:tab/><text:tab/><text:tab/><text:tab/><text:tab/><text:tab/>PPS</text:p>
      <text:p text:style-name="P3"/>
      <text:p text:style-name="P3"/>
      <text:p text:style-name="P3"><text:tab/><text:tab/><text:tab/><text:tab/><text:tab/><text:tab/>Histoire </text:p>
      <text:p text:style-name="P3"/>
      <text:p text:style-name="P3">I] repères chronologiques</text:p>
      <text:p text:style-name="P3"/>
      <text:p text:style-name="P4"><text:span text:style-name="T8">10 septembre <text:s/></text:span><text:span text:style-name="T9">21 janvier 1793<text:tab/></text:span><text:span text:style-name="T7">2 juin 1794</text:span><text:span text:style-name="T9"><text:tab/><text:tab/></text:span><text:span text:style-name="T7">abolition de la <text:tab/></text:span><text:span text:style-name="T10">2 décembre en </text:span></text:p>
      <text:p text:style-name="P4"><text:span text:style-name="T8">1792 <text:s/></text:span><text:span text:style-name="T11">Valmy</text:span><text:span text:style-name="T8"><text:tab/>mort </text:span><text:span text:style-name="T12">Louis XVI<text:tab/></text:span><text:span text:style-name="T7">coup d’Etat contre <text:tab/>monarchie<text:tab/><text:tab/></text:span><text:span text:style-name="T10">1804 </text:span><text:span text:style-name="T7">Napoléon </text:span></text:p>
      <text:p text:style-name="P4"><text:span text:style-name="T7"><text:tab/><text:tab/><text:tab/><text:tab/><text:tab/>le girondins</text:span><text:span text:style-name="T12"><text:tab/><text:tab/><text:tab/><text:tab/><text:tab/> <text:s text:c="6"/></text:span><text:span text:style-name="T7">sacre</text:span><text:span text:style-name="T12"><text:tab/></text:span></text:p>
      <text:p text:style-name="P3"><text:s/><text:tab/><text:span text:style-name="T14">|</text:span><text:tab/><text:tab/>|<text:tab/><text:tab/><text:tab/>|<text:tab/><text:tab/><text:tab/>|<text:tab/><text:tab/><text:tab/>|</text:p>
      <text:p text:style-name="P3">----------------------------------------------------------------------------------------------------------------------&gt;</text:p>
      <text:p text:style-name="P3"/>
      <text:p text:style-name="P3"/>
      <text:p text:style-name="P3">II ] Etude de document </text:p>
      <text:p text:style-name="P3">1) ce document est un communiqué de la Commune insurrectionnelle de Pars publier par la Gazette nationale, le 2 du premier mois, en l’an II de la république</text:p>
      <text:p text:style-name="P3">2)<text:span text:style-name="T13">Dans le dernier paragaphe ils font référence aux “homme du 14 juillet </text:span><text:span text:style-name="T15">et le 10 aout</text:span><text:span text:style-name="T13">” les personnes qui on aider lors de la prise de la bastille </text:span><text:span text:style-name="T15">et du chateau des tuileries </text:span><text:span text:style-name="T13"><text:s/></text:span></text:p>
      <text:p text:style-name="P5">3)<text:span text:style-name="T16">D</text:span>’après l’auteur le destin de la Révolution est la régénération de tout les peuples, et de la chute des despotes d’Europe</text:p>
      <text:p text:style-name="P5">4) “la liberté est partout triomphante” ligne 4 ; “au midi les espagnols on mordue la poussière” ligne 7 ; “a l ‘Orient, lyon n’est plus [...] A l’Occident, les rebelles de la Vandée ont été disperssés” ligne 8 – 9</text:p>
      <text:p text:style-name="P5">5) après le coup d’etat contre les girondins la convention instore un régime de Terreur. <text:span text:style-name="T14">Ce régime est diriger par la peur, la convention cherche tout les potentielle traitre pour les tues, les abitant se dénnonce entre eux..</text:span> <text:s/></text:p>
      <text:p text:style-name="P3"/>
      <text:p text:style-name="P3"><text:span text:style-name="T17">III ] </text:span>Definitions :</text:p>
      <text:p text:style-name="P3">Etats généraux : assembler representant les trois ordres </text:p>
      <text:p text:style-name="P3">sans-culotte : <text:span text:style-name="T19">les sans culottes sont les pouvre militant contre les nobles</text:span></text:p>
      <text:p text:style-name="P3"/>
      <text:p text:style-name="P2">IV <text:span text:style-name="T17">] </text:span>rédige un text : </text:p>
      <text:p text:style-name="P1"><text:span text:style-name="T17">Tout au long</text:span> de la révolution française le peuple est au centre d<text:span text:style-name="T17">e la Révolution</text:span>, il en n’est même a l’origine. Le peuple ne voulais plus de toutes les inégaliter entre le tiers Etats, le clergé, la noblesse. Ils ont donc commence a ce rebéller, suite a cela le roi décida d’ouvrir une assembler pour le peuple mais ne leur accorde toujours pas ce qu’ils veulent. Par la suit <text:span text:style-name="T17">la pression continue toujours de monter, puis elle eclate,</text:span> <text:span text:style-name="T17">le peuple a l’idée de prendre des armes, de la poudre a canons,etc.. <text:s/>a la bastille pour ce rebéller</text:span>e <text:span text:style-name="T17">contre le roi, et en effet, </text:span>c’est le peuple qui a réussi <text:span text:style-name="T17">l’</text:span> exploit <text:span text:style-name="T17">de la prise de la bastille</text:span>. <text:span text:style-name="T17">Après cette démonstration de force le roi cède a certain des exigences du peuple. Le roi essaye de s’enfuire en Autriche mais se fait ratraper par son armer, s’en est trop, le peuple réclame l’execution du roi. Louis XVI meurt le 21 jenvier 1793. par le suite s’en suis des coups d’Etats par exemple les montagnars, </text:span><text:span text:style-name="T18">Napoléon Bonaparte, toujour pour le bien du peuple.</text:span><text:span text:style-name="T17">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2-10-06T11:05:35.986459084</dc:date>
    <meta:editing-duration>PT9M52S</meta:editing-duration>
    <meta:editing-cycles>6</meta:editing-cycles>
    <meta:document-statistic meta:table-count="0" meta:image-count="0" meta:object-count="0" meta:page-count="1" meta:paragraph-count="20" meta:word-count="419" meta:character-count="2493" meta:non-whitespace-character-count="2020"/>
  </office:meta>
</office:document-meta>
</file>